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line-height-at-least="0.503cm"/>
      <style:text-properties fo:color="#808080" fo:background-color="transparent"/>
    </style:style>
    <style:style style:name="P3" style:family="paragraph" style:parent-style-name="Standard">
      <style:paragraph-properties style:line-height-at-least="0.503cm"/>
      <style:text-properties fo:color="#d4d4d4" style:font-name="Consolas" fo:font-size="10.5pt" fo:font-weight="normal" fo:background-color="transparent"/>
    </style:style>
    <style:style style:name="P4" style:family="paragraph" style:parent-style-name="Standard">
      <style:paragraph-properties style:line-height-at-least="0.503cm"/>
      <style:text-properties fo:color="#d4d4d4" fo:background-color="transparent"/>
    </style:style>
    <style:style style:name="P5" style:family="paragraph" style:parent-style-name="Standard">
      <style:paragraph-properties style:line-height-at-least="0.503cm"/>
      <style:text-properties fo:background-color="transparen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808080"/>
    </style:style>
    <style:style style:name="T3" style:family="text">
      <style:text-properties fo:color="#808080" style:font-name="Consolas" fo:font-size="10.5pt" fo:font-weight="normal"/>
    </style:style>
    <style:style style:name="T4" style:family="text">
      <style:text-properties fo:color="#569cd6"/>
    </style:style>
    <style:style style:name="T5" style:family="text">
      <style:text-properties fo:color="#569cd6" style:font-name="Consolas" fo:font-size="10.5pt" fo:font-weight="normal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ce9178"/>
    </style:style>
    <style:style style:name="T10" style:family="text">
      <style:text-properties fo:color="#ce9178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&lt;!</text:span><text:span text:style-name="T4">DOCTYPE</text:span> <text:span text:style-name="T6">html</text:span><text:span text:style-name="T2">&gt;</text:span></text:p>
      <text:p text:style-name="P3"><text:span text:style-name="T2">&lt;</text:span><text:span text:style-name="T4">html</text:span> <text:span text:style-name="T6">lang</text:span>=<text:span text:style-name="T9">"en"</text:span><text:span text:style-name="T2">&gt;</text:span></text:p>
      <text:p text:style-name="P5"/>
      <text:p text:style-name="P3"><text:span text:style-name="T2">&lt;</text:span><text:span text:style-name="T4">head</text:span><text:span text:style-name="T2">&gt;</text:span></text:p>
      <text:p text:style-name="P4">    <text:span text:style-name="T3">&lt;</text:span><text:span text:style-name="T5">meta</text:span><text:span text:style-name="T8"> </text:span><text:span text:style-name="T7">charset</text:span><text:span text:style-name="T8">=</text:span><text:span text:style-name="T10">"UTF-8"</text:span><text:span text:style-name="T3">&gt;</text:span></text:p>
      <text:p text:style-name="P4">    <text:span text:style-name="T3">&lt;</text:span><text:span text:style-name="T5">meta</text:span><text:span text:style-name="T8"> </text:span><text:span text:style-name="T7">name</text:span><text:span text:style-name="T8">=</text:span><text:span text:style-name="T10">"viewport"</text:span><text:span text:style-name="T8"> </text:span><text:span text:style-name="T7">content</text:span><text:span text:style-name="T8">=</text:span><text:span text:style-name="T10">"width=device-width, initial-scale=1.0"</text:span><text:span text:style-name="T3">&gt;</text:span></text:p>
      <text:p text:style-name="P4">    <text:span text:style-name="T3">&lt;</text:span><text:span text:style-name="T5">title</text:span><text:span text:style-name="T3">&gt;</text:span><text:span text:style-name="T8">My CV - Flexbox</text:span><text:span text:style-name="T3">&lt;/</text:span><text:span text:style-name="T5">title</text:span><text:span text:style-name="T3">&gt;</text:span></text:p>
      <text:p text:style-name="P5"/>
      <text:p text:style-name="P4">    <text:span text:style-name="T3">&lt;</text:span><text:span text:style-name="T5">link</text:span><text:span text:style-name="T8"> </text:span><text:span text:style-name="T7">rel</text:span><text:span text:style-name="T8">=</text:span><text:span text:style-name="T10">"stylesheet"</text:span><text:span text:style-name="T8"> </text:span><text:span text:style-name="T7">href</text:span><text:span text:style-name="T8">=</text:span><text:span text:style-name="T10">"./css/all.css"</text:span><text:span text:style-name="T3">&gt;</text:span></text:p>
      <text:p text:style-name="P4">    <text:span text:style-name="T3">&lt;</text:span><text:span text:style-name="T5">link</text:span><text:span text:style-name="T8"> </text:span><text:span text:style-name="T7">rel</text:span><text:span text:style-name="T8">=</text:span><text:span text:style-name="T10">"stylesheet"</text:span><text:span text:style-name="T8"> </text:span><text:span text:style-name="T7">href</text:span><text:span text:style-name="T8">=</text:span><text:span text:style-name="T10">"./css/styles.css"</text:span><text:span text:style-name="T3">&gt;</text:span></text:p>
      <text:p text:style-name="P3"><text:span text:style-name="T2">&lt;/</text:span><text:span text:style-name="T4">head</text:span><text:span text:style-name="T2">&gt;</text:span></text:p>
      <text:p text:style-name="P5"/>
      <text:p text:style-name="P3"><text:span text:style-name="T2">&lt;</text:span><text:span text:style-name="T4">body</text:span><text:span text:style-name="T2">&gt;</text:span></text:p>
      <text:p text:style-name="P5"/>
      <text:p text:style-name="P4">    <text:span text:style-name="T3">&lt;</text:span><text:span text:style-name="T5">nav</text:span><text:span text:style-name="T8"> </text:span><text:span text:style-name="T7">class</text:span><text:span text:style-name="T8">=</text:span><text:span text:style-name="T10">"blue-box"</text:span><text:span text:style-name="T3">&gt;</text:span></text:p>
      <text:p text:style-name="P4">        <text:span text:style-name="T3">&lt;</text:span><text:span text:style-name="T5">h2</text:span><text:span text:style-name="T3">&gt;</text:span><text:span text:style-name="T8">Noémie MARTIN</text:span><text:span text:style-name="T3">&lt;/</text:span><text:span text:style-name="T5">h2</text:span><text:span text:style-name="T3">&gt;</text:span></text:p>
      <text:p text:style-name="P5"/>
      <text:p text:style-name="P4">        <text:span text:style-name="T3">&lt;</text:span><text:span text:style-name="T5">ul</text:span><text:span text:style-name="T3">&gt;</text:span></text:p>
      <text:p text:style-name="P4">            <text:span text:style-name="T3">&lt;</text:span><text:span text:style-name="T5">li</text:span><text:span text:style-name="T3">&gt;&lt;</text:span><text:span text:style-name="T5">a</text:span><text:span text:style-name="T8"> </text:span><text:span text:style-name="T7">href</text:span><text:span text:style-name="T8">=</text:span><text:span text:style-name="T10">"#profil"</text:span><text:span text:style-name="T3">&gt;</text:span><text:span text:style-name="T8">Profil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<text:span text:style-name="T3">&lt;</text:span><text:span text:style-name="T5">li</text:span><text:span text:style-name="T3">&gt;&lt;</text:span><text:span text:style-name="T5">a</text:span><text:span text:style-name="T8"> </text:span><text:span text:style-name="T7">href</text:span><text:span text:style-name="T8">=</text:span><text:span text:style-name="T10">"#experiences"</text:span><text:span text:style-name="T3">&gt;</text:span><text:span text:style-name="T8">Experiences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<text:span text:style-name="T3">&lt;</text:span><text:span text:style-name="T5">li</text:span><text:span text:style-name="T3">&gt;&lt;</text:span><text:span text:style-name="T5">a</text:span><text:span text:style-name="T8"> </text:span><text:span text:style-name="T7">href</text:span><text:span text:style-name="T8">=</text:span><text:span text:style-name="T10">"#formations"</text:span><text:span text:style-name="T3">&gt;</text:span><text:span text:style-name="T8">Formation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<text:span text:style-name="T3">&lt;/</text:span><text:span text:style-name="T5">ul</text:span><text:span text:style-name="T3">&gt;</text:span></text:p>
      <text:p text:style-name="P4">    <text:span text:style-name="T3">&lt;/</text:span><text:span text:style-name="T5">nav</text:span><text:span text:style-name="T3">&gt;</text:span></text:p>
      <text:p text:style-name="P5"/>
      <text:p text:style-name="P4">    <text:span text:style-name="T3">&lt;</text:span><text:span text:style-name="T5">header</text:span><text:span text:style-name="T3">&gt;</text:span></text:p>
      <text:p text:style-name="P5"/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10">"content header-space"</text:span><text:span text:style-name="T3">&gt;</text:span></text:p>
      <text:p text:style-name="P4">            <text:span text:style-name="T3">&lt;</text:span><text:span text:style-name="T5">div</text:span><text:span text:style-name="T3">&gt;</text:span></text:p>
      <text:p text:style-name="P4">                <text:span text:style-name="T3">&lt;</text:span><text:span text:style-name="T5">h1</text:span><text:span text:style-name="T3">&gt;</text:span><text:span text:style-name="T8">Noémie MARTIN</text:span><text:span text:style-name="T3">&lt;/</text:span><text:span text:style-name="T5">h1</text:span><text:span text:style-name="T3">&gt;</text:span></text:p>
      <text:p text:style-name="P4">                <text:span text:style-name="T3">&lt;</text:span><text:span text:style-name="T5">h2</text:span><text:span text:style-name="T3">&gt;</text:span><text:span text:style-name="T8">Développeuse Fullstack</text:span><text:span text:style-name="T3">&lt;/</text:span><text:span text:style-name="T5">h2</text:span><text:span text:style-name="T3">&gt;</text:span></text:p>
      <text:p text:style-name="P4">            <text:span text:style-name="T3">&lt;/</text:span><text:span text:style-name="T5">div</text:span><text:span text:style-name="T3">&gt;</text:span></text:p>
      <text:p text:style-name="P5"/>
      <text:p text:style-name="P4">            <text:span text:style-name="T3">&lt;</text:span><text:span text:style-name="T5">img</text:span><text:span text:style-name="T8"> </text:span><text:span text:style-name="T7">src</text:span><text:span text:style-name="T8">=</text:span><text:span text:style-name="T10">"./img/noemie_martin.png"</text:span><text:span text:style-name="T8"> </text:span><text:span text:style-name="T7">alt</text:span><text:span text:style-name="T8">=</text:span><text:span text:style-name="T10">""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5"/>
      <text:p text:style-name="P4">    <text:span text:style-name="T3">&lt;/</text:span><text:span text:style-name="T5">header</text:span><text:span text:style-name="T3">&gt;</text:span></text:p>
      <text:p text:style-name="P5"/>
      <text:p text:style-name="P4">    <text:span text:style-name="T3">&lt;</text:span><text:span text:style-name="T5">section</text:span><text:span text:style-name="T8"> </text:span><text:span text:style-name="T7">id</text:span><text:span text:style-name="T8">=</text:span><text:span text:style-name="T10">"profil"</text:span><text:span text:style-name="T8"> </text:span><text:span text:style-name="T7">class</text:span><text:span text:style-name="T8">=</text:span><text:span text:style-name="T10">"blue-box"</text:span><text:span text:style-name="T3">&gt;</text:span></text:p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10">"content"</text:span><text:span text:style-name="T3">&gt;</text:span></text:p>
      <text:p text:style-name="P5"/>
      <text:p text:style-name="P4">            <text:span text:style-name="T3">&lt;</text:span><text:span text:style-name="T5">h2</text:span><text:span text:style-name="T3">&gt;</text:span><text:span text:style-name="T8">Présentation</text:span><text:span text:style-name="T3">&lt;/</text:span><text:span text:style-name="T5">h2</text:span><text:span text:style-name="T3">&gt;</text:span></text:p>
      <text:p text:style-name="P5"/>
      <text:p text:style-name="P4">            <text:span text:style-name="T3">&lt;</text:span><text:span text:style-name="T5">ul</text:span><text:span text:style-name="T3">&gt;</text:span></text:p>
      <text:p text:style-name="P4">                <text:span text:style-name="T3">&lt;</text:span><text:span text:style-name="T5">li</text:span><text:span text:style-name="T3">&gt;</text:span><text:span text:style-name="T8">Passionée de nouvelles technologies</text:span><text:span text:style-name="T3">&lt;/</text:span><text:span text:style-name="T5">li</text:span><text:span text:style-name="T3">&gt;</text:span></text:p>
      <text:p text:style-name="P4">                <text:span text:style-name="T3">&lt;</text:span><text:span text:style-name="T5">li</text:span><text:span text:style-name="T3">&gt;</text:span><text:span text:style-name="T8">Autonome, rigoureuse</text:span><text:span text:style-name="T3">&lt;/</text:span><text:span text:style-name="T5">li</text:span><text:span text:style-name="T3">&gt;</text:span></text:p>
      <text:p text:style-name="P4">                <text:span text:style-name="T3">&lt;</text:span><text:span text:style-name="T5">li</text:span><text:span text:style-name="T3">&gt;</text:span><text:span text:style-name="T8">Une bonne journée ne se passe pas sans un bon livre</text:span><text:span text:style-name="T3">&lt;/</text:span><text:span text:style-name="T5">li</text:span><text:span text:style-name="T3">&gt;</text:span></text:p>
      <text:p text:style-name="P4"><text:soft-page-break/>            <text:span text:style-name="T3">&lt;/</text:span><text:span text:style-name="T5">ul</text:span><text:span text:style-name="T3">&gt;</text:span></text:p>
      <text:p text:style-name="P5"/>
      <text:p text:style-name="P4">        <text:span text:style-name="T3">&lt;/</text:span><text:span text:style-name="T5">div</text:span><text:span text:style-name="T3">&gt;</text:span></text:p>
      <text:p text:style-name="P4">    <text:span text:style-name="T3">&lt;/</text:span><text:span text:style-name="T5">section</text:span><text:span text:style-name="T3">&gt;</text:span></text:p>
      <text:p text:style-name="P5"/>
      <text:p text:style-name="P4">    <text:span text:style-name="T3">&lt;</text:span><text:span text:style-name="T5">section</text:span><text:span text:style-name="T8"> </text:span><text:span text:style-name="T7">id</text:span><text:span text:style-name="T8">=</text:span><text:span text:style-name="T10">"experiences"</text:span><text:span text:style-name="T8"> </text:span><text:span text:style-name="T7">class</text:span><text:span text:style-name="T8">=</text:span><text:span text:style-name="T10">"white-box"</text:span><text:span text:style-name="T3">&gt;</text:span></text:p>
      <text:p text:style-name="P5"/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10">"content"</text:span><text:span text:style-name="T3">&gt;</text:span></text:p>
      <text:p text:style-name="P4">            <text:span text:style-name="T3">&lt;</text:span><text:span text:style-name="T5">h2</text:span><text:span text:style-name="T3">&gt;</text:span><text:span text:style-name="T8">Expériences professionnelles</text:span><text:span text:style-name="T3">&lt;/</text:span><text:span text:style-name="T5">h2</text:span><text:span text:style-name="T3">&gt;</text:span></text:p>
      <text:p text:style-name="P5"/>
      <text:p text:style-name="P4">            <text:span text:style-name="T3">&lt;</text:span><text:span text:style-name="T5">div</text:span><text:span text:style-name="T3">&gt;</text:span></text:p>
      <text:p text:style-name="P4">        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10">"text-year"</text:span><text:span text:style-name="T3">&gt;</text:span></text:p>
      <text:p text:style-name="P4">                    <text:span text:style-name="T3">&lt;</text:span><text:span text:style-name="T5">h4</text:span><text:span text:style-name="T3">&gt;</text:span><text:span text:style-name="T8">Stagiarie en développement</text:span><text:span text:style-name="T3">&lt;/</text:span><text:span text:style-name="T5">h4</text:span><text:span text:style-name="T3">&gt;</text:span></text:p>
      <text:p text:style-name="P4">                    <text:span text:style-name="T3">&lt;</text:span><text:span text:style-name="T5">time</text:span><text:span text:style-name="T3">&gt;</text:span><text:span text:style-name="T8">2018</text:span><text:span text:style-name="T3">&lt;/</text:span><text:span text:style-name="T5">time</text:span><text:span text:style-name="T3">&gt;</text:span></text:p>
      <text:p text:style-name="P4">                <text:span text:style-name="T3">&lt;/</text:span><text:span text:style-name="T5">div</text:span><text:span text:style-name="T3">&gt;</text:span></text:p>
      <text:p text:style-name="P5"/>
      <text:p text:style-name="P4">                <text:span text:style-name="T3">&lt;</text:span><text:span text:style-name="T5">ul</text:span><text:span text:style-name="T3">&gt;</text:span></text:p>
      <text:p text:style-name="P4">                    <text:span text:style-name="T3">&lt;</text:span><text:span text:style-name="T5">li</text:span><text:span text:style-name="T3">&gt;</text:span><text:span text:style-name="T8">Création du site web</text:span><text:span text:style-name="T3">&lt;/</text:span><text:span text:style-name="T5">li</text:span><text:span text:style-name="T3">&gt;</text:span></text:p>
      <text:p text:style-name="P4">                    <text:span text:style-name="T3">&lt;</text:span><text:span text:style-name="T5">li</text:span><text:span text:style-name="T3">&gt;</text:span><text:span text:style-name="T8">Création de tests unitaires pour l'application interne</text:span><text:span text:style-name="T3">&lt;/</text:span><text:span text:style-name="T5">li</text:span><text:span text:style-name="T3">&gt;</text:span></text:p>
      <text:p text:style-name="P4">                <text:span text:style-name="T3">&lt;/</text:span><text:span text:style-name="T5">ul</text:span><text:span text:style-name="T3">&gt;</text:span></text:p>
      <text:p text:style-name="P4">            <text:span text:style-name="T3">&lt;/</text:span><text:span text:style-name="T5">div</text:span><text:span text:style-name="T3">&gt;</text:span></text:p>
      <text:p text:style-name="P5"/>
      <text:p text:style-name="P4">            <text:span text:style-name="T3">&lt;</text:span><text:span text:style-name="T5">div</text:span><text:span text:style-name="T3">&gt;</text:span></text:p>
      <text:p text:style-name="P4">        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10">"text-year"</text:span><text:span text:style-name="T3">&gt;</text:span></text:p>
      <text:p text:style-name="P4">                    <text:span text:style-name="T3">&lt;</text:span><text:span text:style-name="T5">h4</text:span><text:span text:style-name="T3">&gt;</text:span><text:span text:style-name="T8">Bénévole Konexio</text:span><text:span text:style-name="T3">&lt;/</text:span><text:span text:style-name="T5">h4</text:span><text:span text:style-name="T3">&gt;</text:span></text:p>
      <text:p text:style-name="P4">                    <text:span text:style-name="T3">&lt;</text:span><text:span text:style-name="T5">time</text:span><text:span text:style-name="T3">&gt;</text:span><text:span text:style-name="T8">2016-2018</text:span><text:span text:style-name="T3">&lt;/</text:span><text:span text:style-name="T5">time</text:span><text:span text:style-name="T3">&gt;</text:span></text:p>
      <text:p text:style-name="P4">                <text:span text:style-name="T3">&lt;/</text:span><text:span text:style-name="T5">div</text:span><text:span text:style-name="T3">&gt;</text:span></text:p>
      <text:p text:style-name="P5"/>
      <text:p text:style-name="P4">                <text:span text:style-name="T3">&lt;</text:span><text:span text:style-name="T5">ul</text:span><text:span text:style-name="T3">&gt;</text:span></text:p>
      <text:p text:style-name="P4">                    <text:span text:style-name="T3">&lt;</text:span><text:span text:style-name="T5">li</text:span><text:span text:style-name="T3">&gt;</text:span><text:span text:style-name="T8">Organisation des événements</text:span><text:span text:style-name="T3">&lt;/</text:span><text:span text:style-name="T5">li</text:span><text:span text:style-name="T3">&gt;</text:span></text:p>
      <text:p text:style-name="P4">                    <text:span text:style-name="T3">&lt;</text:span><text:span text:style-name="T5">li</text:span><text:span text:style-name="T3">&gt;</text:span><text:span text:style-name="T8">Validation des comptes de l'association</text:span><text:span text:style-name="T3">&lt;/</text:span><text:span text:style-name="T5">li</text:span><text:span text:style-name="T3">&gt;</text:span></text:p>
      <text:p text:style-name="P4">                <text:span text:style-name="T3">&lt;/</text:span><text:span text:style-name="T5">ul</text:span><text:span text:style-name="T3">&gt;</text:span></text:p>
      <text:p text:style-name="P4">            <text:span text:style-name="T3">&lt;/</text:span><text:span text:style-name="T5">div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5"/>
      <text:p text:style-name="P4">    <text:span text:style-name="T3">&lt;/</text:span><text:span text:style-name="T5">section</text:span><text:span text:style-name="T3">&gt;</text:span></text:p>
      <text:p text:style-name="P5"/>
      <text:p text:style-name="P4">    <text:span text:style-name="T3">&lt;</text:span><text:span text:style-name="T5">section</text:span><text:span text:style-name="T8"> </text:span><text:span text:style-name="T7">id</text:span><text:span text:style-name="T8">=</text:span><text:span text:style-name="T10">"formations"</text:span><text:span text:style-name="T8"> </text:span><text:span text:style-name="T7">class</text:span><text:span text:style-name="T8">=</text:span><text:span text:style-name="T10">"blue-box"</text:span><text:span text:style-name="T3">&gt;</text:span></text:p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10">"content"</text:span><text:span text:style-name="T3">&gt;</text:span></text:p>
      <text:p text:style-name="P5"/>
      <text:p text:style-name="P4">            <text:span text:style-name="T3">&lt;</text:span><text:span text:style-name="T5">h2</text:span><text:span text:style-name="T3">&gt;</text:span><text:span text:style-name="T8">Formations</text:span><text:span text:style-name="T3">&lt;/</text:span><text:span text:style-name="T5">h2</text:span><text:span text:style-name="T3">&gt;</text:span></text:p>
      <text:p text:style-name="P5"/>
      <text:p text:style-name="P4">            <text:span text:style-name="T3">&lt;</text:span><text:span text:style-name="T5">ul</text:span><text:span text:style-name="T3">&gt;</text:span></text:p>
      <text:p text:style-name="P4">                <text:span text:style-name="T3">&lt;</text:span><text:span text:style-name="T5">li</text:span><text:span text:style-name="T3">&gt;</text:span></text:p>
      <text:p text:style-name="P4">                    <text:span text:style-name="T3">&lt;</text:span><text:span text:style-name="T5">span</text:span><text:span text:style-name="T3">&gt;</text:span><text:span text:style-name="T8">Licence en médecine à Paris XXI</text:span><text:span text:style-name="T3">&lt;/</text:span><text:span text:style-name="T5">span</text:span><text:span text:style-name="T3">&gt;</text:span></text:p>
      <text:p text:style-name="P4">                    <text:span text:style-name="T3">&lt;</text:span><text:span text:style-name="T5">time</text:span><text:span text:style-name="T3">&gt;</text:span><text:span text:style-name="T8">2015-2018</text:span><text:span text:style-name="T3">&lt;/</text:span><text:span text:style-name="T5">time</text:span><text:span text:style-name="T3">&gt;</text:span></text:p>
      <text:p text:style-name="P4"><text:soft-page-break/>                <text:span text:style-name="T3">&lt;/</text:span><text:span text:style-name="T5">li</text:span><text:span text:style-name="T3">&gt;</text:span></text:p>
      <text:p text:style-name="P4">                <text:span text:style-name="T3">&lt;</text:span><text:span text:style-name="T5">li</text:span><text:span text:style-name="T3">&gt;</text:span></text:p>
      <text:p text:style-name="P4">                    <text:span text:style-name="T3">&lt;</text:span><text:span text:style-name="T5">span</text:span><text:span text:style-name="T3">&gt;</text:span><text:span text:style-name="T8">Bac S au lycée Marco Polo</text:span><text:span text:style-name="T3">&lt;/</text:span><text:span text:style-name="T5">span</text:span><text:span text:style-name="T3">&gt;</text:span></text:p>
      <text:p text:style-name="P4">                    <text:span text:style-name="T3">&lt;</text:span><text:span text:style-name="T5">time</text:span><text:span text:style-name="T3">&gt;</text:span><text:span text:style-name="T8">2015</text:span><text:span text:style-name="T3">&lt;/</text:span><text:span text:style-name="T5">time</text:span><text:span text:style-name="T3">&gt;</text:span></text:p>
      <text:p text:style-name="P4">                <text:span text:style-name="T3">&lt;/</text:span><text:span text:style-name="T5">li</text:span><text:span text:style-name="T3">&gt;</text:span></text:p>
      <text:p text:style-name="P4">            <text:span text:style-name="T3">&lt;/</text:span><text:span text:style-name="T5">ul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4">    <text:span text:style-name="T3">&lt;/</text:span><text:span text:style-name="T5">section</text:span><text:span text:style-name="T3">&gt;</text:span></text:p>
      <text:p text:style-name="P5"/>
      <text:p text:style-name="P4">    <text:span text:style-name="T3">&lt;</text:span><text:span text:style-name="T5">section</text:span><text:span text:style-name="T8"> </text:span><text:span text:style-name="T7">class</text:span><text:span text:style-name="T8">=</text:span><text:span text:style-name="T10">"white-box"</text:span><text:span text:style-name="T3">&gt;</text:span></text:p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10">"content"</text:span><text:span text:style-name="T3">&gt;</text:span></text:p>
      <text:p text:style-name="P4">            <text:span text:style-name="T3">&lt;</text:span><text:span text:style-name="T5">h2</text:span><text:span text:style-name="T3">&gt;</text:span><text:span text:style-name="T8">Passions</text:span><text:span text:style-name="T3">&lt;/</text:span><text:span text:style-name="T5">h2</text:span><text:span text:style-name="T3">&gt;</text:span></text:p>
      <text:p text:style-name="P5"/>
      <text:p text:style-name="P4">            <text:span text:style-name="T3">&lt;</text:span><text:span text:style-name="T5">h4</text:span><text:span text:style-name="T3">&gt;</text:span><text:span text:style-name="T8">Saut en parachute, Bali</text:span><text:span text:style-name="T3">&lt;/</text:span><text:span text:style-name="T5">h4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4">    <text:span text:style-name="T3">&lt;/</text:span><text:span text:style-name="T5">section</text:span><text:span text:style-name="T3">&gt;</text:span></text:p>
      <text:p text:style-name="P5"/>
      <text:p text:style-name="P4">    <text:span text:style-name="T3">&lt;</text:span><text:span text:style-name="T5">footer</text:span><text:span text:style-name="T8"> </text:span><text:span text:style-name="T7">class</text:span><text:span text:style-name="T8">=</text:span><text:span text:style-name="T10">"blue-box"</text:span><text:span text:style-name="T3">&gt;</text:span></text:p>
      <text:p text:style-name="P5"/>
      <text:p text:style-name="P4">        <text:span text:style-name="T3">&lt;</text:span><text:span text:style-name="T5">div</text:span><text:span text:style-name="T8"> </text:span><text:span text:style-name="T7">class</text:span><text:span text:style-name="T8">=</text:span><text:span text:style-name="T10">"content-small"</text:span><text:span text:style-name="T3">&gt;</text:span></text:p>
      <text:p text:style-name="P4">            <text:span text:style-name="T3">&lt;</text:span><text:span text:style-name="T5">ul</text:span><text:span text:style-name="T3">&gt;</text:span></text:p>
      <text:p text:style-name="P4">                <text:span text:style-name="T3">&lt;</text:span><text:span text:style-name="T5">li</text:span><text:span text:style-name="T3">&gt;&lt;</text:span><text:span text:style-name="T5">a</text:span><text:span text:style-name="T8"> </text:span><text:span text:style-name="T7">href</text:span><text:span text:style-name="T8">=</text:span><text:span text:style-name="T10">"https://www.konexio.eu/"</text:span><text:span text:style-name="T3">&gt;</text:span><text:span text:style-name="T8">Mon blog tech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    <text:span text:style-name="T3">&lt;</text:span><text:span text:style-name="T5">li</text:span><text:span text:style-name="T3">&gt;&lt;</text:span><text:span text:style-name="T5">a</text:span><text:span text:style-name="T8"> </text:span><text:span text:style-name="T7">href</text:span><text:span text:style-name="T8">=</text:span><text:span text:style-name="T10">"https://www.konexio.eu/"</text:span><text:span text:style-name="T3">&gt;</text:span><text:span text:style-name="T8">Mon blog voyage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<text:span text:style-name="T3">&lt;/</text:span><text:span text:style-name="T5">ul</text:span><text:span text:style-name="T3">&gt;</text:span></text:p>
      <text:p text:style-name="P5"/>
      <text:p text:style-name="P4">            <text:span text:style-name="T3">&lt;</text:span><text:span text:style-name="T5">ul</text:span><text:span text:style-name="T3">&gt;</text:span></text:p>
      <text:p text:style-name="P4">                <text:span text:style-name="T3">&lt;</text:span><text:span text:style-name="T5">li</text:span><text:span text:style-name="T3">&gt;&lt;</text:span><text:span text:style-name="T5">i</text:span><text:span text:style-name="T8"> </text:span><text:span text:style-name="T7">class</text:span><text:span text:style-name="T8">=</text:span><text:span text:style-name="T10">"fab fa-linkedin"</text:span><text:span text:style-name="T3">&gt;&lt;/</text:span><text:span text:style-name="T5">i</text:span><text:span text:style-name="T3">&gt;&lt;</text:span><text:span text:style-name="T5">a</text:span><text:span text:style-name="T8"> </text:span><text:span text:style-name="T7">target</text:span><text:span text:style-name="T8">=</text:span><text:span text:style-name="T10">"_blank"</text:span><text:span text:style-name="T8"> </text:span><text:span text:style-name="T7">href</text:span><text:span text:style-name="T8">=</text:span><text:span text:style-name="T10">"https://www.konexio.eu/"</text:span><text:span text:style-name="T3">&gt;</text:span><text:span text:style-name="T8">Linkedin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    <text:span text:style-name="T3">&lt;</text:span><text:span text:style-name="T5">li</text:span><text:span text:style-name="T3">&gt;&lt;</text:span><text:span text:style-name="T5">i</text:span><text:span text:style-name="T8"> </text:span><text:span text:style-name="T7">class</text:span><text:span text:style-name="T8">=</text:span><text:span text:style-name="T10">"fab fa-twitter"</text:span><text:span text:style-name="T3">&gt;&lt;/</text:span><text:span text:style-name="T5">i</text:span><text:span text:style-name="T3">&gt;&lt;</text:span><text:span text:style-name="T5">a</text:span><text:span text:style-name="T8"> </text:span><text:span text:style-name="T7">target</text:span><text:span text:style-name="T8">=</text:span><text:span text:style-name="T10">"_blank"</text:span><text:span text:style-name="T8"> </text:span><text:span text:style-name="T7">href</text:span><text:span text:style-name="T8">=</text:span><text:span text:style-name="T10">"https://www.konexio.eu/"</text:span><text:span text:style-name="T3">&gt;</text:span><text:span text:style-name="T8">Twitter</text:span><text:span text:style-name="T3">&lt;/</text:span><text:span text:style-name="T5">a</text:span><text:span text:style-name="T3">&gt;&lt;/</text:span><text:span text:style-name="T5">li</text:span><text:span text:style-name="T3">&gt;</text:span></text:p>
      <text:p text:style-name="P4">            <text:span text:style-name="T3">&lt;/</text:span><text:span text:style-name="T5">ul</text:span><text:span text:style-name="T3">&gt;</text:span></text:p>
      <text:p text:style-name="P4">        <text:span text:style-name="T3">&lt;/</text:span><text:span text:style-name="T5">div</text:span><text:span text:style-name="T3">&gt;</text:span></text:p>
      <text:p text:style-name="P5"/>
      <text:p text:style-name="P4">    <text:span text:style-name="T3">&lt;/</text:span><text:span text:style-name="T5">footer</text:span><text:span text:style-name="T3">&gt;</text:span></text:p>
      <text:p text:style-name="P5"/>
      <text:p text:style-name="P3"><text:span text:style-name="T2">&lt;/</text:span><text:span text:style-name="T4">body</text:span><text:span text:style-name="T2">&gt;</text:span></text:p>
      <text:p text:style-name="P5"/>
      <text:p text:style-name="P3"><text:span text:style-name="T2">&lt;/</text:span><text:span text:style-name="T4">html</text:span><text:span text:style-name="T2">&gt;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.48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CV<text:tab/>Using flexbox<text:tab/><text:span text:style-name="MT1">HTML</text:span> et CSS</text:p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1T11:22:35.28</meta:creation-date>
    <dc:date>2021-03-21T14:29:50.44</dc:date>
    <meta:editing-duration>PT7M44S</meta:editing-duration>
    <meta:editing-cycles>3</meta:editing-cycles>
    <meta:generator>OpenOffice/4.1.8$Win32 OpenOffice.org_project/418m3$Build-9803</meta:generator>
    <meta:document-statistic meta:table-count="0" meta:image-count="0" meta:object-count="0" meta:page-count="3" meta:paragraph-count="99" meta:word-count="203" meta:character-count="3201"/>
  </office:meta>
</office:document-meta>
</file>